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a066" officeooo:paragraph-rsid="000aa066"/>
    </style:style>
    <style:style style:name="P2" style:family="paragraph" style:parent-style-name="Standard">
      <style:text-properties fo:font-weight="bold" officeooo:rsid="000aa066" officeooo:paragraph-rsid="000aa066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Calibri" fo:font-size="11pt" style:text-underline-style="none" officeooo:rsid="000aa066" officeooo:paragraph-rsid="000aa066" style:font-size-asian="11pt"/>
    </style:style>
    <style:style style:name="P4" style:family="paragraph" style:parent-style-name="Standard">
      <style:text-properties style:text-line-through-style="none" style:text-line-through-type="none" style:font-name="Calibri" fo:font-size="11pt" style:text-underline-style="none" officeooo:rsid="000b5e87" officeooo:paragraph-rsid="000aa066" style:font-size-asian="11pt"/>
    </style:style>
    <style:style style:name="P5" style:family="paragraph" style:parent-style-name="Standard">
      <style:text-properties style:text-line-through-style="none" style:text-line-through-type="none" style:font-name="Calibri" fo:font-size="11pt" style:text-underline-style="none" officeooo:rsid="000f4d0a" officeooo:paragraph-rsid="000f4d0a" style:font-size-asian="11pt"/>
    </style:style>
    <style:style style:name="P6" style:family="paragraph" style:parent-style-name="Standard">
      <style:text-properties style:text-line-through-style="none" style:text-line-through-type="none" style:font-name="Calibri" fo:font-size="11pt" style:text-underline-style="none" officeooo:rsid="000f4d0a" officeooo:paragraph-rsid="0024d72c" style:font-size-asian="11pt"/>
    </style:style>
    <style:style style:name="P7" style:family="paragraph" style:parent-style-name="Standard">
      <style:text-properties style:text-line-through-style="none" style:text-line-through-type="none" style:font-name="Calibri" fo:font-size="11pt" style:text-underline-style="none" officeooo:rsid="0010065d" officeooo:paragraph-rsid="0010065d" style:font-size-asian="11pt"/>
    </style:style>
    <style:style style:name="P8" style:family="paragraph" style:parent-style-name="Standard">
      <style:text-properties style:text-line-through-style="none" style:text-line-through-type="none" style:font-name="Calibri" fo:font-size="11pt" style:text-underline-style="none" officeooo:rsid="0010065d" officeooo:paragraph-rsid="00257d82" style:font-size-asian="11pt"/>
    </style:style>
    <style:style style:name="P9" style:family="paragraph" style:parent-style-name="Standard">
      <style:text-properties style:text-line-through-style="none" style:text-line-through-type="none" style:font-name="Calibri" fo:font-size="11pt" style:text-underline-style="none" officeooo:rsid="00132378" officeooo:paragraph-rsid="00132378" style:font-size-asian="11pt"/>
    </style:style>
    <style:style style:name="P10" style:family="paragraph" style:parent-style-name="Standard">
      <style:text-properties style:text-line-through-style="none" style:text-line-through-type="none" style:font-name="Calibri" fo:font-size="11pt" style:text-underline-style="none" officeooo:rsid="0018953d" officeooo:paragraph-rsid="000aa066" style:font-size-asian="11pt"/>
    </style:style>
    <style:style style:name="P11" style:family="paragraph" style:parent-style-name="Standard">
      <style:text-properties style:text-line-through-style="none" style:text-line-through-type="none" style:font-name="Calibri" fo:font-size="11pt" style:text-underline-style="none" officeooo:rsid="0011306c" officeooo:paragraph-rsid="0026d8f0" style:font-size-asian="11pt"/>
    </style:style>
    <style:style style:name="P12" style:family="paragraph" style:parent-style-name="Standard">
      <style:text-properties style:text-line-through-style="none" style:text-line-through-type="none" style:font-name="Calibri" fo:font-size="11pt" style:text-underline-style="none" officeooo:rsid="0011306c" officeooo:paragraph-rsid="0011306c" style:font-size-asian="11pt"/>
    </style:style>
    <style:style style:name="P13" style:family="paragraph" style:parent-style-name="Standard">
      <style:text-properties style:text-line-through-style="none" style:text-line-through-type="none" style:font-name="Calibri" fo:font-size="11pt" style:text-underline-style="none" officeooo:rsid="0024d72c" officeooo:paragraph-rsid="00257d82" style:font-size-asian="11pt"/>
    </style:style>
    <style:style style:name="P14" style:family="paragraph" style:parent-style-name="Standard">
      <style:text-properties style:text-line-through-style="none" style:text-line-through-type="none" style:font-name="Calibri" fo:font-size="11pt" style:text-underline-style="none" fo:font-weight="bold" officeooo:rsid="000f4d0a" officeooo:paragraph-rsid="000f4d0a" style:font-size-asian="11pt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style:font-name="Calibri" fo:font-size="11pt" style:text-underline-style="none" fo:font-weight="bold" officeooo:rsid="0018953d" officeooo:paragraph-rsid="0018953d" style:font-size-asian="11pt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style:font-name="Calibri" fo:font-size="11pt" style:text-underline-style="none" fo:font-weight="normal" officeooo:rsid="0024d72c" officeooo:paragraph-rsid="0024d72c" style:font-size-asian="11pt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style:font-name="Calibri" fo:font-size="11pt" style:text-underline-style="none" fo:font-weight="normal" officeooo:rsid="0024d72c" officeooo:paragraph-rsid="00339bde" style:font-size-asian="11pt" style:font-weight-asian="normal" style:font-weight-complex="normal"/>
    </style:style>
    <style:style style:name="P18" style:family="paragraph" style:parent-style-name="Standard">
      <style:text-properties style:text-line-through-style="none" style:text-line-through-type="none" style:font-name="Calibri" fo:font-size="11pt" style:text-underline-style="none" fo:font-weight="normal" officeooo:rsid="0019ceec" officeooo:paragraph-rsid="0019ceec" style:font-size-asian="11pt" style:font-weight-asian="normal" style:font-weight-complex="normal"/>
    </style:style>
    <style:style style:name="P19" style:family="paragraph" style:parent-style-name="Standard">
      <style:text-properties fo:color="#000000" style:text-line-through-style="none" style:text-line-through-type="none" style:font-name="Calibri" fo:font-size="11pt" style:text-underline-style="none" officeooo:rsid="00204fa1" officeooo:paragraph-rsid="00204fa1" style:font-size-asian="11pt"/>
    </style:style>
    <style:style style:name="P20" style:family="paragraph" style:parent-style-name="Standard">
      <style:text-properties fo:color="#000000" style:text-line-through-style="none" style:text-line-through-type="none" style:font-name="Calibri" fo:font-size="11pt" style:text-underline-style="none" fo:font-weight="normal" officeooo:rsid="00383d4a" officeooo:paragraph-rsid="00383d4a" style:font-size-asian="11pt" style:font-weight-asian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Calibri" fo:font-size="11pt" style:text-underline-style="none" fo:font-weight="normal" officeooo:rsid="003a5f11" officeooo:paragraph-rsid="00383d4a" style:font-size-asian="11pt" style:font-weight-asian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Calibri" fo:font-size="11pt" style:text-underline-style="none" fo:font-weight="bold" officeooo:rsid="00383d4a" officeooo:paragraph-rsid="00383d4a" style:font-size-asian="11pt" style:font-weight-asian="bold" style:font-weight-complex="bold"/>
    </style:style>
    <style:style style:name="P23" style:family="paragraph" style:parent-style-name="Standard">
      <style:text-properties fo:color="#cc0000" style:text-line-through-style="none" style:text-line-through-type="none" style:font-name="Calibri" fo:font-size="11pt" style:text-underline-style="none" fo:font-weight="normal" officeooo:rsid="004cc5b8" officeooo:paragraph-rsid="004cc5b8" style:font-size-asian="11pt" style:font-weight-asian="normal" style:font-weight-complex="normal"/>
    </style:style>
    <style:style style:name="P24" style:family="paragraph" style:parent-style-name="Standard">
      <style:text-properties fo:color="#cc0000" style:text-line-through-style="none" style:text-line-through-type="none" style:font-name="Calibri" fo:font-size="11pt" style:text-underline-style="none" fo:font-weight="normal" officeooo:rsid="003a5f11" officeooo:paragraph-rsid="00383d4a" style:font-size-asian="11pt" style:font-weight-asian="normal" style:font-weight-complex="normal"/>
    </style:style>
    <style:style style:name="P25" style:family="paragraph" style:parent-style-name="Default">
      <style:paragraph-properties fo:text-align="start" style:justify-single-word="false"/>
    </style:style>
    <style:style style:name="P26" style:family="paragraph" style:parent-style-name="Default">
      <style:text-properties officeooo:paragraph-rsid="000b5e87"/>
    </style:style>
    <style:style style:name="P27" style:family="paragraph" style:parent-style-name="Default">
      <style:text-properties style:text-line-through-style="none" style:text-line-through-type="none" fo:font-size="11pt" style:text-underline-style="none" style:font-size-asian="11pt"/>
    </style:style>
    <style:style style:name="P28" style:family="paragraph" style:parent-style-name="Default">
      <style:text-properties style:text-line-through-style="none" style:text-line-through-type="none" fo:font-size="11pt" style:text-underline-style="none" officeooo:paragraph-rsid="000b5e87" style:font-size-asian="11pt"/>
    </style:style>
    <style:style style:name="P29" style:family="paragraph" style:parent-style-name="Default">
      <style:text-properties style:text-line-through-style="none" style:text-line-through-type="none" fo:font-size="11pt" style:text-underline-style="none" fo:font-weight="bold" officeooo:paragraph-rsid="000b5e87" style:font-size-asian="11pt" style:font-weight-asian="bold" style:font-weight-complex="bold"/>
    </style:style>
    <style:style style:name="P30" style:family="paragraph" style:parent-style-name="Default">
      <style:text-properties fo:color="#cc0000" style:text-line-through-style="none" style:text-line-through-type="none" fo:font-size="11pt" style:text-underline-style="none" fo:font-weight="bold" officeooo:paragraph-rsid="0046a982" style:font-size-asian="11pt" style:font-weight-asian="bold" style:font-weight-complex="bold"/>
    </style:style>
    <style:style style:name="P31" style:family="paragraph" style:parent-style-name="Standard">
      <style:text-properties fo:color="#cc0000" style:text-line-through-style="none" style:text-line-through-type="none" style:font-name="Calibri" fo:font-size="11pt" style:text-underline-style="none" fo:font-weight="normal" officeooo:rsid="003a5f11" officeooo:paragraph-rsid="00383d4a" style:font-size-asian="11pt" style:font-weight-asian="normal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5" style:family="text">
      <style:text-properties officeooo:rsid="0011b0e1"/>
    </style:style>
    <style:style style:name="T6" style:family="text">
      <style:text-properties officeooo:rsid="00132378"/>
    </style:style>
    <style:style style:name="T7" style:family="text">
      <style:text-properties officeooo:rsid="00169773"/>
    </style:style>
    <style:style style:name="T8" style:family="text">
      <style:text-properties officeooo:rsid="00238d6d"/>
    </style:style>
    <style:style style:name="T9" style:family="text">
      <style:text-properties officeooo:rsid="0024d72c"/>
    </style:style>
    <style:style style:name="T10" style:family="text">
      <style:text-properties officeooo:rsid="0027cb0a"/>
    </style:style>
    <style:style style:name="T11" style:family="text">
      <style:text-properties officeooo:rsid="00286200"/>
    </style:style>
    <style:style style:name="T12" style:family="text">
      <style:text-properties officeooo:rsid="002a25b0"/>
    </style:style>
    <style:style style:name="T13" style:family="text">
      <style:text-properties officeooo:rsid="002aeea5"/>
    </style:style>
    <style:style style:name="T14" style:family="text">
      <style:text-properties officeooo:rsid="002c90cb"/>
    </style:style>
    <style:style style:name="T15" style:family="text">
      <style:text-properties officeooo:rsid="002eedb9"/>
    </style:style>
    <style:style style:name="T16" style:family="text">
      <style:text-properties officeooo:rsid="00339bde"/>
    </style:style>
    <style:style style:name="T17" style:family="text">
      <style:text-properties officeooo:rsid="00358645"/>
    </style:style>
    <style:style style:name="T18" style:family="text">
      <style:text-properties officeooo:rsid="0036414b"/>
    </style:style>
    <style:style style:name="T19" style:family="text">
      <style:text-properties officeooo:rsid="0038b031"/>
    </style:style>
    <style:style style:name="T20" style:family="text">
      <style:text-properties officeooo:rsid="003c93de"/>
    </style:style>
    <style:style style:name="T21" style:family="text">
      <style:text-properties officeooo:rsid="003d0e87"/>
    </style:style>
    <style:style style:name="T22" style:family="text">
      <style:text-properties officeooo:rsid="00415bd0"/>
    </style:style>
    <style:style style:name="T23" style:family="text">
      <style:text-properties fo:color="#cc0000" fo:font-size="11pt" fo:font-weight="bold" style:font-size-asian="11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magania</text:p>
      <text:p text:style-name="P1"/>
      <text:p text:style-name="P25"><text:span text:style-name="T1">1. Baza powinna składać się z co najmniej </text:span><text:span text:style-name="T2">z 5 tabel wypełnionych przykładowymi danymi </text:span><text:span text:style-name="T1">(co najmniej po </text:span><text:span text:style-name="T23">20 rekordów w każdej</text:span><text:span text:style-name="T1">). Tabele powinny być połączone ze sobą relacjami.</text:span></text:p>
      <text:p text:style-name="P27"/>
      <text:p text:style-name="P26"><text:span text:style-name="T3">2. Baza powinna zawierać co najmniej </text:span><text:span text:style-name="T4">5 widoków</text:span><text:span text:style-name="T3">.</text:span></text:p>
      <text:p text:style-name="P28">Dodatkowo powinny być dołączone do projektu co najmniej: </text:p>
      <text:p text:style-name="P29">5 kwerend wybierających, </text:p>
      <text:p text:style-name="P29">5 kwerend aktualizujących dane, </text:p>
      <text:p text:style-name="P29">5 kwerend usuwających dane, </text:p>
      <text:p text:style-name="P29">5 kwerend tworzących tabele.</text:p>
      <text:p text:style-name="P27"/>
      <text:p text:style-name="Default"><text:span text:style-name="T3">3. W bazie danych powinny być co najmniej </text:span><text:span text:style-name="T4">5 procedur składowanyc</text:span><text:span text:style-name="T3">h, w tym co najmniej </text:span><text:span text:style-name="T4">jedna z parametrami</text:span><text:span text:style-name="T3">.</text:span></text:p>
      <text:p text:style-name="P27"/>
      <text:p text:style-name="Default"><text:span text:style-name="T3">4. W bazie powinny być co najmniej </text:span><text:span text:style-name="T4">3 funkcje, mogą być wyłącznie skalarne</text:span><text:span text:style-name="T3">.</text:span></text:p>
      <text:p text:style-name="P27"/>
      <text:p text:style-name="Default"><text:span text:style-name="T3">5. W bazie powinny być co najmniej </text:span><text:span text:style-name="T4">2 triggery (jeden typu after i jeden typu instead of)</text:span></text:p>
      <text:p text:style-name="P27"/>
      <text:p text:style-name="Default"><text:span text:style-name="T3">6. Dodatkowo można zastosować </text:span><text:span text:style-name="T4">kursory</text:span><text:span text:style-name="T3">.</text:span></text:p>
      <text:p text:style-name="P27"/>
      <text:p text:style-name="P27">W projekcie powinny być zawarte wszystkie kody służące do tworzenia tabel, uzupełnienia danych, kwerend, widoków oraz pozostałych elementów. </text:p>
      <text:p text:style-name="P27">Projekty należy oddać na ostatnich zajęciach. </text:p>
      <text:p text:style-name="P3">Kody do bazy należy dostarczyć w postaci plików .sql lub .txt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Wypożyczalnia filmów</text:p>
      <text:p text:style-name="P10"/>
      <text:p text:style-name="P4"><text:soft-page-break/></text:p>
      <text:p text:style-name="P14">Widoki</text:p>
      <text:p text:style-name="P5">1. <text:span text:style-name="T17">Sfinalizowane faktury klientów</text:span></text:p>
      <text:p text:style-name="P5">2. 10 <text:span text:style-name="T18">najchętniej wypożyczanych</text:span> filmów</text:p>
      <text:p text:style-name="P5">3. Historia wypożyczeń (klient i jego zakupy)</text:p>
      <text:p text:style-name="P5">4. Lista klientów z adresami</text:p>
      <text:p text:style-name="P17"><text:span text:style-name="T16">5</text:span>. Pobranie listy dostępnych produktów danego filmu</text:p>
      <text:p text:style-name="P17"><text:tab/>-&gt; musi sprawdzić czy nie ma blokady na ShoppingCartAvailableUntil</text:p>
      <text:p text:style-name="P5"/>
      <text:p text:style-name="P14">Procedury</text:p>
      <text:p text:style-name="P7">1. <text:span text:style-name="T10">D</text:span>odaj <text:span text:style-name="T10">do k</text:span>oszyka</text:p>
      <text:p text:style-name="P8"><text:tab/>-<text:span text:style-name="T9">&gt; modyfikuje ShoppingCartAvailableUntil na wartość </text:span></text:p>
      <text:p text:style-name="P13"><text:tab/>RentalDateStart + (CustomerMaxTransactionTime/MoviesLimitNumber)</text:p>
      <text:p text:style-name="P7"/>
      <text:p text:style-name="P7">2. <text:span text:style-name="T10">Dodaj t</text:span>ransakcje</text:p>
      <text:p text:style-name="P7"><text:tab/>-<text:span text:style-name="T8">&gt; RentalReturnTime ustawić z Now()+CustomerMaxRentalTime</text:span></text:p>
      <text:p text:style-name="P7">3. <text:span text:style-name="T10">Finalizuj transakcję</text:span></text:p>
      <text:p text:style-name="P7"><text:tab/>-<text:span text:style-name="T10">&gt; podliczenie kasy</text:span></text:p>
      <text:p text:style-name="P7"><text:tab/>-<text:span text:style-name="T11">&gt; ustawienie dat</text:span></text:p>
      <text:p text:style-name="P11"><text:span text:style-name="T12">4</text:span>. Zaktualizuj ratingi filmów (kolumna Rating w Movie)</text:p>
      <text:p text:style-name="P19"><text:span text:style-name="T12">5</text:span>. <text:span text:style-name="T13">Dodanie produktu</text:span></text:p>
      <text:p text:style-name="P16"/>
      <text:p text:style-name="P6"/>
      <text:p text:style-name="P14">Funkcje</text:p>
      <text:p text:style-name="P12">1. Oblicz koszt transakcji</text:p>
      <text:p text:style-name="P12">2. Oblicz rating filmu (na podstawie produktów<text:span text:style-name="T5">)</text:span></text:p>
      <text:p text:style-name="P12">3. <text:span text:style-name="T6">Oblicz przychód dla danego miesiąca</text:span></text:p>
      <text:p text:style-name="P9"><text:span text:style-name="T15">4</text:span>. <text:span text:style-name="T7">Oblicz kwotę wydaną przez klienta</text:span></text:p>
      <text:p text:style-name="P18"><text:span text:style-name="T15">5</text:span>. Czy <text:span text:style-name="T14">film (poprzez dostępność niezablokowanych produktów)</text:span> jest dostępny</text:p>
      <text:p text:style-name="P18"/>
      <text:p text:style-name="P22">Trigger<text:span text:style-name="T19">y</text:span></text:p>
      <text:p text:style-name="P20">1. <text:span text:style-name="T20">Przy dodawaniu klienta zaktualizować mu rating czy coś:P</text:span></text:p>
      <text:p text:style-name="P20"><text:s text:c="4"/><text:span text:style-name="T22">zaktualizować mu może np. Limit filmów?</text:span></text:p>
      <text:p text:style-name="P20">2. <text:span text:style-name="T21">Coś analogicznego z dupy aby spełniało wymagania i nie było nadmiarowe</text:span></text:p>
      <text:p text:style-name="P21"/>
      <text:p text:style-name="P24"/>
      <text:p text:style-name="P2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3:02:00</meta:creation-date>
    <meta:editing-duration>PT7H9M3S</meta:editing-duration>
    <meta:editing-cycles>75</meta:editing-cycles>
    <meta:generator>LibreOffice/6.0.1.1$Linux_X86_64 LibreOffice_project/60bfb1526849283ce2491346ed2aa51c465abfe6</meta:generator>
    <dc:date>2018-09-14T23:41:25.143284148</dc:date>
    <meta:initial-creator>Zmarzlowski, Krzysztof</meta:initial-creator>
    <meta:document-statistic meta:table-count="0" meta:image-count="0" meta:object-count="0" meta:page-count="2" meta:paragraph-count="44" meta:word-count="290" meta:character-count="2008" meta:non-whitespace-character-count="1744"/>
    <meta:user-defined meta:name="Info 1"/>
    <meta:user-defined meta:name="Info 2"/>
    <meta:user-defined meta:name="Info 3"/>
    <meta:user-defined meta:name="Info 4"/>
  </office:meta>
</office:document-meta>
</file>